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4.58cm"/>
    </style:style>
    <style:style style:name="gr2" style:family="graphic" style:parent-style-name="standard">
      <style:graphic-properties draw:textarea-horizontal-align="justify" draw:textarea-vertical-align="middle" draw:auto-grow-height="false" fo:min-height="2.631cm" fo:min-width="5.078cm"/>
    </style:style>
    <style:style style:name="gr3" style:family="graphic" style:parent-style-name="standard">
      <style:graphic-properties draw:textarea-horizontal-align="justify" draw:textarea-vertical-align="middle" draw:auto-grow-height="false" fo:min-height="2.292cm" fo:min-width="4.422cm"/>
    </style:style>
    <style:style style:name="gr4" style:family="graphic" style:parent-style-name="standard">
      <style:graphic-properties draw:stroke="dash" draw:stroke-dash="Dashed_20__28_var_29_" svg:stroke-width="0.106cm" draw:marker-start-width="0.359cm" draw:marker-end-width="0.359cm" draw:fill="none" draw:opacity="100%" draw:opacity-name="" draw:textarea-horizontal-align="justify" draw:textarea-vertical-align="middle" draw:auto-grow-height="false" fo:min-height="6.52cm" fo:min-width="26.844cm" fo:padding-top="0.178cm" fo:padding-bottom="0.178cm" fo:padding-left="0.303cm" fo:padding-right="0.303cm"/>
    </style:style>
    <style:style style:name="gr5" style:family="graphic" style:parent-style-name="standard">
      <style:graphic-properties draw:textarea-horizontal-align="justify" draw:textarea-vertical-align="middle" draw:auto-grow-height="false" fo:min-height="3.56cm" fo:min-width="3.31cm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3.31cm"/>
    </style:style>
    <style:style style:name="gr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marker-end="Small_20_Arrow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08cm" svg:height="3.81cm" svg:x="4.556cm" svg:y="21.447cm">
          <text:p text:style-name="P1">Ego state:</text:p>
          <text:p text:style-name="P1">x,y,s,d,yaw,v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7cm" svg:height="4.318cm" svg:x="10.906cm" svg:y="21.447cm">
          <text:p text:style-name="P1">Environment state</text:p>
          <text:p text:style-name="P1">(other vehicles):</text:p>
          <text:p text:style-name="P1">id,x,y,vx,vy,s,d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draw:layer="layout" svg:width="5.715cm" svg:height="3.81cm" svg:x="18.526cm" svg:y="21.447cm">
          <text:p text:style-name="P1">Previous path:</text:p>
          <text:p text:style-name="P1">x,y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draw:layer="layout" svg:width="5.715cm" svg:height="3.81cm" svg:x="24.876cm" svg:y="21.447cm">
          <text:p text:style-name="P1">Previous path’s </text:p>
          <text:p text:style-name="P1">last point:</text:p>
          <text:p text:style-name="P1">s,d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2" draw:layer="layout" svg:width="28.194cm" svg:height="7.62cm" svg:x="3.54cm" svg:y="20.0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Simul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3.81cm" svg:height="3.81cm" svg:x="15.605cm" svg:y="13.7cm">
          <text:p text:style-name="P1">FSM</text:p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3.81cm" svg:height="2.54cm" svg:x="9.255cm" svg:y="14.335cm"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3.81cm" svg:height="3.81cm" svg:x="21.955cm" svg:y="13.7cm">
          <text:p text:style-name="P1">Trajectory</text:p>
          <text:p text:style-name="P1">generatio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8.194cm" svg:height="7.62cm" svg:x="3.54cm" svg:y="11.16cm">
          <text:p text:style-name="P1"><text:span text:style-name="T1">C++ program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xml:id="id1" draw:id="id1" draw:layer="layout" svg:x1="8.112cm" svg:y1="20.05cm" svg:x2="8.112cm" svg:y2="18.78cm">
          <text:p/>
        </draw:line>
        <draw:line draw:style-name="gr7" draw:text-style-name="P3" xml:id="id5" draw:id="id5" draw:layer="layout" svg:x1="27.67cm" svg:y1="18.78cm" svg:x2="27.67cm" svg:y2="20.05cm">
          <text:p/>
        </draw:line>
        <draw:connector draw:style-name="gr8" draw:text-style-name="P1" draw:layer="layout" svg:x1="8.112cm" svg:y1="18.78cm" svg:x2="9.255cm" svg:y2="15.605cm" draw:start-shape="id1" draw:start-glue-point="0" draw:end-shape="id2" draw:end-glue-point="3" svg:d="M8112 18780v-3175h1143" svg:viewBox="0 0 1144 3176">
          <text:p/>
        </draw:connector>
        <draw:connector draw:style-name="gr8" draw:text-style-name="P1" draw:layer="layout" svg:x1="13.065cm" svg:y1="15.605cm" svg:x2="15.605cm" svg:y2="15.605cm" draw:start-shape="id2" draw:start-glue-point="1" draw:end-shape="id3" svg:d="M13065 15605h2540" svg:viewBox="0 0 2541 1">
          <text:p/>
        </draw:connector>
        <draw:connector draw:style-name="gr8" draw:text-style-name="P1" draw:layer="layout" svg:x1="19.415cm" svg:y1="15.605cm" svg:x2="21.955cm" svg:y2="15.605cm" draw:start-shape="id3" draw:start-glue-point="1" draw:end-shape="id4" draw:end-glue-point="3" svg:d="M19415 15605h2540" svg:viewBox="0 0 2541 1">
          <text:p/>
        </draw:connector>
        <draw:connector draw:style-name="gr8" draw:text-style-name="P1" draw:layer="layout" draw:line-skew="1.067cm" svg:x1="25.765cm" svg:y1="15.605cm" svg:x2="27.67cm" svg:y2="18.78cm" draw:start-shape="id4" draw:start-glue-point="1" draw:end-shape="id5" draw:end-glue-point="0" svg:d="M25765 15605h1905v3175" svg:viewBox="0 0 1906 31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radial" draw:cx="50%" draw:cy="50%" draw:start-color="#8ae234" draw:end-color="#4e9a06" draw:start-intensity="100%" draw:end-intensity="100%" draw:border="0%"/>
    <draw:hatch draw:name="Black_20_0_20_Degrees" draw:display-name="Black 0 Degrees" draw:style="single" draw:color="#000000" draw:distance="0.102cm" draw:rotation="0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" draw:border="0%"/>
    <draw:opacity draw:name="Transparency_20_5" draw:display-name="Transparency 5" draw:style="square" draw:cx="50%" draw:cy="50%" draw:start="100%" draw:end="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20:18:10.319000000</meta:creation-date>
    <dc:date>2017-08-27T21:56:05.653000000</dc:date>
    <meta:editing-duration>PT14M</meta:editing-duration>
    <meta:editing-cycles>3</meta:editing-cycles>
    <meta:generator>LibreOffice/5.2.3.3$Windows_x86 LibreOffice_project/d54a8868f08a7b39642414cf2c8ef2f228f780cf</meta:generator>
    <meta:document-statistic meta:object-count="15"/>
  </office:meta>
</office:document-meta>
</file>